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5.667cm" style:rel-column-width="21847*"/>
    </style:style>
    <style:style style:name="Tableau1.C" style:family="table-column">
      <style:table-column-properties style:column-width="5.667cm" style:rel-column-width="2184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da2f" officeooo:paragraph-rsid="0015da2f"/>
    </style:style>
    <style:style style:name="P2" style:family="paragraph" style:parent-style-name="Standard">
      <style:paragraph-properties fo:text-align="justify" style:justify-single-word="false"/>
      <style:text-properties officeooo:rsid="0017c3ae" officeooo:paragraph-rsid="0017c3ae"/>
    </style:style>
    <style:style style:name="P3" style:family="paragraph" style:parent-style-name="Standard">
      <style:paragraph-properties fo:text-align="justify" style:justify-single-word="false"/>
      <style:text-properties officeooo:rsid="0018bd28" officeooo:paragraph-rsid="0018bd28"/>
    </style:style>
    <style:style style:name="P4" style:family="paragraph" style:parent-style-name="Standard">
      <style:paragraph-properties fo:text-align="justify" style:justify-single-word="false"/>
      <style:text-properties officeooo:rsid="001a94af" officeooo:paragraph-rsid="001a94af"/>
    </style:style>
    <style:style style:name="P5" style:family="paragraph" style:parent-style-name="Standard">
      <style:paragraph-properties fo:text-align="justify" style:justify-single-word="false"/>
      <style:text-properties officeooo:rsid="001a983d" officeooo:paragraph-rsid="001a983d"/>
    </style:style>
    <style:style style:name="P6" style:family="paragraph" style:parent-style-name="Standard">
      <style:paragraph-properties fo:text-align="justify" style:justify-single-word="false"/>
      <style:text-properties officeooo:rsid="001c596e" officeooo:paragraph-rsid="001c596e"/>
    </style:style>
    <style:style style:name="P7" style:family="paragraph" style:parent-style-name="Standard">
      <style:paragraph-properties fo:text-align="justify" style:justify-single-word="false"/>
      <style:text-properties officeooo:rsid="001c739c" officeooo:paragraph-rsid="001c739c"/>
    </style:style>
    <style:style style:name="P8" style:family="paragraph" style:parent-style-name="Standard">
      <style:paragraph-properties fo:text-align="justify" style:justify-single-word="false"/>
      <style:text-properties officeooo:rsid="001d059f" officeooo:paragraph-rsid="001d059f"/>
    </style:style>
    <style:style style:name="P9" style:family="paragraph" style:parent-style-name="Standard">
      <style:paragraph-properties fo:text-align="justify" style:justify-single-word="false"/>
      <style:text-properties officeooo:rsid="001d5d63" officeooo:paragraph-rsid="00203d31"/>
    </style:style>
    <style:style style:name="P10" style:family="paragraph" style:parent-style-name="Standard">
      <style:paragraph-properties fo:text-align="justify" style:justify-single-word="false"/>
      <style:text-properties officeooo:rsid="001d5d63" officeooo:paragraph-rsid="0020b1d2"/>
    </style:style>
    <style:style style:name="P11" style:family="paragraph" style:parent-style-name="Standard">
      <style:paragraph-properties fo:text-align="justify" style:justify-single-word="false"/>
      <style:text-properties officeooo:rsid="001d5d63" officeooo:paragraph-rsid="0020cef1"/>
    </style:style>
    <style:style style:name="P12" style:family="paragraph" style:parent-style-name="Standard">
      <style:paragraph-properties fo:text-align="justify" style:justify-single-word="false"/>
      <style:text-properties officeooo:rsid="00203d31" officeooo:paragraph-rsid="0020b1d2"/>
    </style:style>
    <style:style style:name="P13" style:family="paragraph" style:parent-style-name="Standard">
      <style:paragraph-properties fo:text-align="justify" style:justify-single-word="false"/>
      <style:text-properties officeooo:rsid="0020b1d2" officeooo:paragraph-rsid="0020b1d2"/>
    </style:style>
    <style:style style:name="P14" style:family="paragraph" style:parent-style-name="Standard">
      <style:paragraph-properties fo:text-align="justify" style:justify-single-word="false"/>
      <style:text-properties officeooo:rsid="0020b1d2" officeooo:paragraph-rsid="0020cef1"/>
    </style:style>
    <style:style style:name="P15" style:family="paragraph" style:parent-style-name="Standard">
      <style:paragraph-properties fo:text-align="justify" style:justify-single-word="false"/>
      <style:text-properties officeooo:rsid="00226ff4" officeooo:paragraph-rsid="00226ff4"/>
    </style:style>
    <style:style style:name="P16" style:family="paragraph" style:parent-style-name="Standard">
      <style:paragraph-properties fo:text-align="justify" style:justify-single-word="false"/>
      <style:text-properties officeooo:rsid="0022ff85" officeooo:paragraph-rsid="0022ff85"/>
    </style:style>
    <style:style style:name="P17" style:family="paragraph" style:parent-style-name="Standard">
      <style:paragraph-properties fo:text-align="justify" style:justify-single-word="false"/>
      <style:text-properties officeooo:rsid="0022ff85" officeooo:paragraph-rsid="0024a28b"/>
    </style:style>
    <style:style style:name="P18" style:family="paragraph" style:parent-style-name="Standard">
      <style:paragraph-properties fo:text-align="justify" style:justify-single-word="false"/>
      <style:text-properties officeooo:rsid="0024a28b" officeooo:paragraph-rsid="0024a28b"/>
    </style:style>
    <style:style style:name="P19" style:family="paragraph" style:parent-style-name="Standard">
      <style:paragraph-properties fo:text-align="justify" style:justify-single-word="false"/>
      <style:text-properties officeooo:rsid="002667e2" officeooo:paragraph-rsid="002667e2"/>
    </style:style>
    <style:style style:name="P20" style:family="paragraph" style:parent-style-name="Standard">
      <style:paragraph-properties fo:text-align="justify" style:justify-single-word="false"/>
      <style:text-properties officeooo:rsid="002754db" officeooo:paragraph-rsid="002754db"/>
    </style:style>
    <style:style style:name="P21" style:family="paragraph" style:parent-style-name="Standard">
      <style:paragraph-properties fo:text-align="justify" style:justify-single-word="false"/>
      <style:text-properties officeooo:rsid="0027ff08" officeooo:paragraph-rsid="0027ff08"/>
    </style:style>
    <style:style style:name="P22" style:family="paragraph" style:parent-style-name="Standard">
      <style:paragraph-properties fo:text-align="justify" style:justify-single-word="false"/>
      <style:text-properties officeooo:rsid="0028e469" officeooo:paragraph-rsid="0028e469"/>
    </style:style>
    <style:style style:name="P23" style:family="paragraph" style:parent-style-name="Standard">
      <style:paragraph-properties fo:text-align="justify" style:justify-single-word="false"/>
      <style:text-properties officeooo:rsid="002a691e" officeooo:paragraph-rsid="002a691e"/>
    </style:style>
    <style:style style:name="P24" style:family="paragraph" style:parent-style-name="Standard">
      <style:paragraph-properties fo:text-align="justify" style:justify-single-word="false"/>
      <style:text-properties officeooo:rsid="002cb3f4" officeooo:paragraph-rsid="002cb3f4"/>
    </style:style>
    <style:style style:name="P25" style:family="paragraph" style:parent-style-name="Standard">
      <style:paragraph-properties fo:text-align="justify" style:justify-single-word="false"/>
      <style:text-properties officeooo:rsid="002da1fc" officeooo:paragraph-rsid="002da1fc"/>
    </style:style>
    <style:style style:name="P26" style:family="paragraph" style:parent-style-name="Standard">
      <style:paragraph-properties fo:text-align="justify" style:justify-single-word="false"/>
      <style:text-properties officeooo:rsid="0033546a" officeooo:paragraph-rsid="0033546a"/>
    </style:style>
    <style:style style:name="P27" style:family="paragraph" style:parent-style-name="Standard">
      <style:paragraph-properties fo:text-align="justify" style:justify-single-word="false"/>
      <style:text-properties officeooo:rsid="00362f5f" officeooo:paragraph-rsid="00362f5f"/>
    </style:style>
    <style:style style:name="P28" style:family="paragraph" style:parent-style-name="Standard">
      <style:paragraph-properties fo:text-align="justify" style:justify-single-word="false"/>
      <style:text-properties officeooo:rsid="00370ca8" officeooo:paragraph-rsid="00370ca8"/>
    </style:style>
    <style:style style:name="P29" style:family="paragraph" style:parent-style-name="Standard">
      <style:paragraph-properties fo:text-align="justify" style:justify-single-word="false"/>
      <style:text-properties officeooo:rsid="0039936e" officeooo:paragraph-rsid="0039936e"/>
    </style:style>
    <style:style style:name="P30" style:family="paragraph" style:parent-style-name="Standard">
      <style:paragraph-properties fo:text-align="justify" style:justify-single-word="false"/>
      <style:text-properties officeooo:rsid="003af71e" officeooo:paragraph-rsid="003af71e"/>
    </style:style>
    <style:style style:name="P31" style:family="paragraph" style:parent-style-name="Standard">
      <style:paragraph-properties fo:text-align="justify" style:justify-single-word="false"/>
      <style:text-properties officeooo:rsid="003cbf1b" officeooo:paragraph-rsid="003cbf1b"/>
    </style:style>
    <style:style style:name="P32" style:family="paragraph" style:parent-style-name="Standard">
      <style:paragraph-properties fo:text-align="justify" style:justify-single-word="false"/>
      <style:text-properties officeooo:rsid="003dc58a" officeooo:paragraph-rsid="003dc58a"/>
    </style:style>
    <style:style style:name="P33" style:family="paragraph" style:parent-style-name="Standard">
      <style:paragraph-properties fo:text-align="justify" style:justify-single-word="false"/>
      <style:text-properties officeooo:rsid="004178f3" officeooo:paragraph-rsid="004178f3"/>
    </style:style>
    <style:style style:name="P34" style:family="paragraph" style:parent-style-name="Standard">
      <style:paragraph-properties fo:text-align="justify" style:justify-single-word="false"/>
      <style:text-properties officeooo:rsid="00423531" officeooo:paragraph-rsid="00423531"/>
    </style:style>
    <style:style style:name="P35" style:family="paragraph" style:parent-style-name="Standard">
      <style:paragraph-properties fo:text-align="justify" style:justify-single-word="false"/>
      <style:text-properties officeooo:rsid="00468a4e" officeooo:paragraph-rsid="00468a4e"/>
    </style:style>
    <style:style style:name="P36" style:family="paragraph" style:parent-style-name="Standard">
      <style:paragraph-properties fo:text-align="justify" style:justify-single-word="false"/>
      <style:text-properties officeooo:rsid="00468a4e" officeooo:paragraph-rsid="0039936e"/>
    </style:style>
    <style:style style:name="P37" style:family="paragraph" style:parent-style-name="Standard">
      <style:paragraph-properties fo:text-align="justify" style:justify-single-word="false"/>
      <style:text-properties officeooo:rsid="00474e8a" officeooo:paragraph-rsid="00474e8a"/>
    </style:style>
    <style:style style:name="P38" style:family="paragraph" style:parent-style-name="Standard">
      <style:paragraph-properties fo:text-align="justify" style:justify-single-word="false"/>
      <style:text-properties officeooo:rsid="0048a1d6" officeooo:paragraph-rsid="0048a1d6"/>
    </style:style>
    <style:style style:name="P39" style:family="paragraph" style:parent-style-name="Standard">
      <style:paragraph-properties fo:text-align="justify" style:justify-single-word="false"/>
      <style:text-properties officeooo:rsid="0049583a" officeooo:paragraph-rsid="0049583a"/>
    </style:style>
    <style:style style:name="P40" style:family="paragraph" style:parent-style-name="Standard">
      <style:paragraph-properties fo:text-align="justify" style:justify-single-word="false"/>
      <style:text-properties fo:font-weight="normal" officeooo:rsid="004ae546" officeooo:paragraph-rsid="004ae546" style:font-weight-asian="normal" style:font-weight-complex="normal"/>
    </style:style>
    <style:style style:name="P41" style:family="paragraph" style:parent-style-name="Standard">
      <style:paragraph-properties fo:text-align="justify" style:justify-single-word="false"/>
      <style:text-properties fo:font-weight="normal" officeooo:rsid="005e7385" officeooo:paragraph-rsid="005e7385" style:font-weight-asian="normal" style:font-weight-complex="normal"/>
    </style:style>
    <style:style style:name="P42" style:family="paragraph" style:parent-style-name="Standard">
      <style:paragraph-properties fo:text-align="justify" style:justify-single-word="false"/>
      <style:text-properties officeooo:rsid="005d8658" officeooo:paragraph-rsid="005d8658"/>
    </style:style>
    <style:style style:name="P43" style:family="paragraph" style:parent-style-name="Standard">
      <style:paragraph-properties fo:text-align="justify" style:justify-single-word="false"/>
      <style:text-properties officeooo:rsid="004ae546" officeooo:paragraph-rsid="004ae546"/>
    </style:style>
    <style:style style:name="P44" style:family="paragraph" style:parent-style-name="Title">
      <style:text-properties officeooo:paragraph-rsid="0017c3ae"/>
    </style:style>
    <style:style style:name="P45" style:family="paragraph" style:parent-style-name="Table_20_Contents">
      <style:paragraph-properties fo:text-align="justify" style:justify-single-word="false"/>
      <style:text-properties officeooo:rsid="0017c3ae" officeooo:paragraph-rsid="0017c3ae"/>
    </style:style>
    <style:style style:name="P46" style:family="paragraph" style:parent-style-name="Table_20_Contents">
      <loext:graphic-properties draw:fill="solid" draw:fill-color="#99ff66" draw:opacity="100%"/>
      <style:paragraph-properties fo:text-align="justify" style:justify-single-word="false" fo:background-color="#99ff66"/>
      <style:text-properties fo:font-size="13pt" fo:font-weight="bold" officeooo:rsid="0017c3ae" officeooo:paragraph-rsid="0017c3ae" style:font-size-asian="13pt" style:font-weight-asian="bold" style:font-size-complex="13pt" style:font-weight-complex="bold"/>
    </style:style>
    <style:style style:name="P47" style:family="paragraph" style:parent-style-name="Table_20_Contents">
      <loext:graphic-properties draw:fill="solid" draw:fill-color="#99ff66" draw:opacity="100%"/>
      <style:paragraph-properties fo:text-align="justify" style:justify-single-word="false" fo:background-color="#99ff66"/>
      <style:text-properties fo:font-size="13pt" fo:font-weight="bold" style:font-size-asian="13pt" style:font-weight-asian="bold" style:font-size-complex="13pt" style:font-weight-complex="bold"/>
    </style:style>
    <style:style style:name="P48" style:family="paragraph" style:parent-style-name="Table_20_Contents">
      <style:paragraph-properties fo:text-align="justify" style:justify-single-word="false"/>
      <style:text-properties officeooo:rsid="00184c62" officeooo:paragraph-rsid="00184c62"/>
    </style:style>
    <style:style style:name="P49" style:family="paragraph" style:parent-style-name="Table_20_Contents">
      <style:paragraph-properties fo:text-align="justify" style:justify-single-word="false"/>
      <style:text-properties officeooo:rsid="0018bd28" officeooo:paragraph-rsid="0018bd28"/>
    </style:style>
    <style:style style:name="P50" style:family="paragraph" style:parent-style-name="Table_20_Contents">
      <style:paragraph-properties fo:text-align="justify" style:justify-single-word="false"/>
      <style:text-properties officeooo:rsid="001a94af" officeooo:paragraph-rsid="001a94af"/>
    </style:style>
    <style:style style:name="P51" style:family="paragraph" style:parent-style-name="Table_20_Contents">
      <style:paragraph-properties fo:text-align="justify" style:justify-single-word="false"/>
    </style:style>
    <style:style style:name="P52" style:family="paragraph" style:parent-style-name="Text_20_body">
      <style:text-properties officeooo:rsid="004b2c2e" officeooo:paragraph-rsid="004b2c2e"/>
    </style:style>
    <style:style style:name="P53" style:family="paragraph" style:parent-style-name="Text_20_body">
      <style:text-properties officeooo:rsid="004e42e9" officeooo:paragraph-rsid="004e42e9"/>
    </style:style>
    <style:style style:name="P54" style:family="paragraph" style:parent-style-name="Text_20_body">
      <style:text-properties officeooo:rsid="004ed384" officeooo:paragraph-rsid="004ed384"/>
    </style:style>
    <style:style style:name="P55" style:family="paragraph" style:parent-style-name="Text_20_body">
      <style:text-properties officeooo:rsid="004f0125" officeooo:paragraph-rsid="004f0125"/>
    </style:style>
    <style:style style:name="P56" style:family="paragraph" style:parent-style-name="Text_20_body">
      <style:text-properties officeooo:rsid="0050a944" officeooo:paragraph-rsid="0050a944"/>
    </style:style>
    <style:style style:name="P57" style:family="paragraph" style:parent-style-name="Text_20_body">
      <style:text-properties officeooo:rsid="0052fabe" officeooo:paragraph-rsid="0052fabe"/>
    </style:style>
    <style:style style:name="P58" style:family="paragraph" style:parent-style-name="Text_20_body">
      <style:text-properties officeooo:rsid="00548495" officeooo:paragraph-rsid="00548495"/>
    </style:style>
    <style:style style:name="P59" style:family="paragraph" style:parent-style-name="Text_20_body">
      <style:text-properties officeooo:rsid="005773d7" officeooo:paragraph-rsid="005773d7"/>
    </style:style>
    <style:style style:name="P60" style:family="paragraph" style:parent-style-name="Text_20_body">
      <style:text-properties officeooo:rsid="0057e9f9" officeooo:paragraph-rsid="0057e9f9"/>
    </style:style>
    <style:style style:name="P61" style:family="paragraph" style:parent-style-name="Text_20_body">
      <style:text-properties officeooo:rsid="0059dc58" officeooo:paragraph-rsid="0059dc58"/>
    </style:style>
    <style:style style:name="P62" style:family="paragraph" style:parent-style-name="Text_20_body">
      <style:text-properties officeooo:rsid="0059dc58" officeooo:paragraph-rsid="005d0f34"/>
    </style:style>
    <style:style style:name="P63" style:family="paragraph" style:parent-style-name="Text_20_body">
      <style:text-properties officeooo:rsid="005bab6b" officeooo:paragraph-rsid="005bab6b"/>
    </style:style>
    <style:style style:name="P64" style:family="paragraph" style:parent-style-name="Text_20_body">
      <style:text-properties officeooo:rsid="005e7385" officeooo:paragraph-rsid="005e7385"/>
    </style:style>
    <style:style style:name="P65" style:family="paragraph" style:parent-style-name="Text_20_body">
      <style:paragraph-properties fo:text-align="justify" style:justify-single-word="false"/>
      <style:text-properties officeooo:rsid="005e7385" officeooo:paragraph-rsid="005e7385"/>
    </style:style>
    <style:style style:name="P66" style:family="paragraph" style:parent-style-name="Text_20_body">
      <style:paragraph-properties fo:text-align="justify" style:justify-single-word="false"/>
      <style:text-properties officeooo:rsid="005f09bc" officeooo:paragraph-rsid="005f09bc"/>
    </style:style>
    <style:style style:name="P67" style:family="paragraph" style:parent-style-name="Text_20_body">
      <style:paragraph-properties fo:text-align="justify" style:justify-single-word="false"/>
      <style:text-properties officeooo:rsid="006192f0" officeooo:paragraph-rsid="006192f0"/>
    </style:style>
    <style:style style:name="P68" style:family="paragraph" style:parent-style-name="Text_20_body">
      <style:paragraph-properties fo:text-align="justify" style:justify-single-word="false"/>
      <style:text-properties officeooo:rsid="006453cd" officeooo:paragraph-rsid="006453cd"/>
    </style:style>
    <style:style style:name="P69" style:family="paragraph" style:parent-style-name="Text_20_body">
      <style:text-properties officeooo:rsid="00658d3f" officeooo:paragraph-rsid="00658d3f"/>
    </style:style>
    <style:style style:name="P70" style:family="paragraph" style:parent-style-name="Text_20_body">
      <style:text-properties officeooo:rsid="00666eca" officeooo:paragraph-rsid="00666eca"/>
    </style:style>
    <style:style style:name="P71" style:family="paragraph" style:parent-style-name="Text_20_body">
      <style:text-properties officeooo:paragraph-rsid="00680694"/>
    </style:style>
    <style:style style:name="P72" style:family="paragraph" style:parent-style-name="Text_20_body">
      <style:text-properties officeooo:rsid="00680694" officeooo:paragraph-rsid="00680694"/>
    </style:style>
    <style:style style:name="P73" style:family="paragraph" style:parent-style-name="Text_20_body">
      <style:text-properties officeooo:rsid="0069653f" officeooo:paragraph-rsid="0069653f"/>
    </style:style>
    <style:style style:name="P74" style:family="paragraph" style:parent-style-name="Text_20_body">
      <style:text-properties officeooo:rsid="006a083d" officeooo:paragraph-rsid="006a083d"/>
    </style:style>
    <style:style style:name="P75" style:family="paragraph" style:parent-style-name="Text_20_body">
      <style:text-properties officeooo:rsid="006cc48e" officeooo:paragraph-rsid="006cc48e"/>
    </style:style>
    <style:style style:name="P76" style:family="paragraph" style:parent-style-name="Text_20_body">
      <style:paragraph-properties fo:margin-left="1.251cm" fo:margin-right="0cm" fo:text-indent="0cm" style:auto-text-indent="false"/>
      <style:text-properties officeooo:rsid="00548495" officeooo:paragraph-rsid="00548495"/>
    </style:style>
    <style:style style:name="P77" style:family="paragraph" style:parent-style-name="Text_20_body">
      <style:paragraph-properties fo:margin-left="1.251cm" fo:margin-right="0cm" fo:text-align="justify" style:justify-single-word="false" fo:text-indent="0cm" style:auto-text-indent="false"/>
      <style:text-properties officeooo:rsid="006192f0" officeooo:paragraph-rsid="006192f0"/>
    </style:style>
    <style:style style:name="P78" style:family="paragraph" style:parent-style-name="Text_20_body">
      <style:text-properties officeooo:rsid="006d610c" officeooo:paragraph-rsid="006d610c"/>
    </style:style>
    <style:style style:name="P79" style:family="paragraph" style:parent-style-name="Text_20_body">
      <style:text-properties officeooo:rsid="006f6c06" officeooo:paragraph-rsid="006f6c06"/>
    </style:style>
    <style:style style:name="P80" style:family="paragraph" style:parent-style-name="Text_20_body">
      <style:text-properties officeooo:rsid="0070c64c" officeooo:paragraph-rsid="0070c64c"/>
    </style:style>
    <style:style style:name="P81" style:family="paragraph" style:parent-style-name="Text_20_body">
      <style:text-properties officeooo:rsid="00712ede" officeooo:paragraph-rsid="00712ede"/>
    </style:style>
    <style:style style:name="P82" style:family="paragraph" style:parent-style-name="Text_20_body">
      <style:text-properties officeooo:paragraph-rsid="00712ede"/>
    </style:style>
    <style:style style:name="P83" style:family="paragraph" style:parent-style-name="Text_20_body">
      <style:text-properties officeooo:paragraph-rsid="0071a489"/>
    </style:style>
    <style:style style:name="P84" style:family="paragraph" style:parent-style-name="Text_20_body">
      <style:text-properties officeooo:rsid="0071a489" officeooo:paragraph-rsid="0071a489"/>
    </style:style>
    <style:style style:name="P85" style:family="paragraph" style:parent-style-name="Text_20_body">
      <style:text-properties officeooo:rsid="00735882" officeooo:paragraph-rsid="00735882"/>
    </style:style>
    <style:style style:name="P86" style:family="paragraph" style:parent-style-name="Text_20_body">
      <style:text-properties officeooo:rsid="00742a84" officeooo:paragraph-rsid="00742a84"/>
    </style:style>
    <style:style style:name="P87" style:family="paragraph" style:parent-style-name="Text_20_body">
      <style:text-properties officeooo:rsid="0075af3a" officeooo:paragraph-rsid="0075af3a"/>
    </style:style>
    <style:style style:name="P88" style:family="paragraph" style:parent-style-name="Text_20_body">
      <style:text-properties officeooo:rsid="00760616" officeooo:paragraph-rsid="00760616"/>
    </style:style>
    <style:style style:name="P89" style:family="paragraph" style:parent-style-name="Text_20_body">
      <style:text-properties officeooo:rsid="0076a262" officeooo:paragraph-rsid="0076a262"/>
    </style:style>
    <style:style style:name="P90" style:family="paragraph" style:parent-style-name="Text_20_body">
      <style:text-properties officeooo:rsid="00773f03" officeooo:paragraph-rsid="00773f03"/>
    </style:style>
    <style:style style:name="P91" style:family="paragraph" style:parent-style-name="Text_20_body">
      <style:text-properties officeooo:rsid="0077cc84" officeooo:paragraph-rsid="0077cc84"/>
    </style:style>
    <style:style style:name="P92" style:family="paragraph" style:parent-style-name="Text_20_body">
      <style:text-properties officeooo:rsid="0078101a" officeooo:paragraph-rsid="0078101a"/>
    </style:style>
    <style:style style:name="P93" style:family="paragraph" style:parent-style-name="Text_20_body">
      <style:text-properties officeooo:rsid="0079a183" officeooo:paragraph-rsid="0079a183"/>
    </style:style>
    <style:style style:name="P94" style:family="paragraph" style:parent-style-name="Text_20_body">
      <style:paragraph-properties fo:break-before="page"/>
      <style:text-properties officeooo:rsid="006f6c06" officeooo:paragraph-rsid="006f6c06"/>
    </style:style>
    <style:style style:name="P95" style:family="paragraph" style:parent-style-name="Heading_20_1">
      <style:paragraph-properties fo:text-align="justify" style:justify-single-word="false"/>
    </style:style>
    <style:style style:name="P96" style:family="paragraph" style:parent-style-name="Heading_20_1">
      <style:paragraph-properties fo:text-align="center" style:justify-single-word="false"/>
    </style:style>
    <style:style style:name="T1" style:family="text">
      <style:text-properties officeooo:rsid="0016f3e5"/>
    </style:style>
    <style:style style:name="T2" style:family="text">
      <style:text-properties officeooo:rsid="0017c3ae"/>
    </style:style>
    <style:style style:name="T3" style:family="text">
      <style:text-properties officeooo:rsid="001a94af"/>
    </style:style>
    <style:style style:name="T4" style:family="text">
      <style:text-properties style:text-position="super 58%"/>
    </style:style>
    <style:style style:name="T5" style:family="text">
      <style:text-properties officeooo:rsid="001d059f"/>
    </style:style>
    <style:style style:name="T6" style:family="text">
      <style:text-properties fo:font-weight="bold" style:font-weight-asian="bold" style:font-weight-complex="bold"/>
    </style:style>
    <style:style style:name="T7" style:family="text">
      <style:text-properties officeooo:rsid="001e78f6"/>
    </style:style>
    <style:style style:name="T8" style:family="text">
      <style:text-properties officeooo:rsid="0020cef1"/>
    </style:style>
    <style:style style:name="T9" style:family="text">
      <style:text-properties officeooo:rsid="0024a28b"/>
    </style:style>
    <style:style style:name="T10" style:family="text">
      <style:text-properties officeooo:rsid="0025167b"/>
    </style:style>
    <style:style style:name="T11" style:family="text">
      <style:text-properties officeooo:rsid="0029b9bb"/>
    </style:style>
    <style:style style:name="T12" style:family="text">
      <style:text-properties officeooo:rsid="002c3600"/>
    </style:style>
    <style:style style:name="T13" style:family="text">
      <style:text-properties officeooo:rsid="0030ca08"/>
    </style:style>
    <style:style style:name="T14" style:family="text">
      <style:text-properties officeooo:rsid="0036a4e2"/>
    </style:style>
    <style:style style:name="T15" style:family="text">
      <style:text-properties officeooo:rsid="0037ae94"/>
    </style:style>
    <style:style style:name="T16" style:family="text">
      <style:text-properties officeooo:rsid="003dc58a"/>
    </style:style>
    <style:style style:name="T17" style:family="text">
      <style:text-properties officeooo:rsid="003ef9c4"/>
    </style:style>
    <style:style style:name="T18" style:family="text">
      <style:text-properties officeooo:rsid="0042ad84"/>
    </style:style>
    <style:style style:name="T19" style:family="text">
      <style:text-properties officeooo:rsid="004a389c"/>
    </style:style>
    <style:style style:name="T20" style:family="text">
      <style:text-properties fo:font-weight="normal" style:font-weight-asian="normal" style:font-weight-complex="normal"/>
    </style:style>
    <style:style style:name="T21" style:family="text">
      <style:text-properties officeooo:rsid="004ed384"/>
    </style:style>
    <style:style style:name="T22" style:family="text">
      <style:text-properties officeooo:rsid="004f45dd"/>
    </style:style>
    <style:style style:name="T23" style:family="text">
      <style:text-properties officeooo:rsid="0050efcc"/>
    </style:style>
    <style:style style:name="T24" style:family="text">
      <style:text-properties officeooo:rsid="005386e2"/>
    </style:style>
    <style:style style:name="T25" style:family="text">
      <style:text-properties officeooo:rsid="005773d7"/>
    </style:style>
    <style:style style:name="T26" style:family="text">
      <style:text-properties officeooo:rsid="0059dc58"/>
    </style:style>
    <style:style style:name="T27" style:family="text">
      <style:text-properties officeooo:rsid="005a8aa0"/>
    </style:style>
    <style:style style:name="T28" style:family="text">
      <style:text-properties officeooo:rsid="005fd0e3"/>
    </style:style>
    <style:style style:name="T29" style:family="text">
      <style:text-properties officeooo:rsid="005fd0e3" fo:background-color="#ffff66" loext:char-shading-value="0"/>
    </style:style>
    <style:style style:name="T30" style:family="text">
      <style:text-properties officeooo:rsid="00631341"/>
    </style:style>
    <style:style style:name="T31" style:family="text">
      <style:text-properties officeooo:rsid="00666eca"/>
    </style:style>
    <style:style style:name="T32" style:family="text">
      <style:text-properties officeooo:rsid="0067b622"/>
    </style:style>
    <style:style style:name="T33" style:family="text">
      <style:text-properties fo:color="#e5e5e5" fo:background-color="#002851" loext:char-shading-value="0"/>
    </style:style>
    <style:style style:name="T34" style:family="text">
      <style:text-properties officeooo:rsid="00712ede"/>
    </style:style>
    <style:style style:name="T35" style:family="text">
      <style:text-properties officeooo:rsid="00735882"/>
    </style:style>
    <style:style style:name="T36" style:family="text">
      <style:text-properties fo:background-color="transparent" loext:char-shading-value="0"/>
    </style:style>
    <style:style style:name="T37" style:family="text">
      <style:text-properties officeooo:rsid="0075af3a"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ML TEI - <text:span text:style-name="T1">Text Encoding Initiative</text:span></text:p>
      <text:p text:style-name="Subtitle">Vincent Jolivet</text:p>
      <text:p text:style-name="P1">A travaillé dans un Labex, à l’Ecole des chartes et comme éditeur papier. </text:p>
      <text:p text:style-name="P1"><text:a xlink:type="simple" xlink:href="mailto:Vincent.jolivet@enc-sorbonne.fr" text:style-name="Internet_20_link" text:visited-style-name="Visited_20_Internet_20_Link">vincent.jolivet@enc-sorbonne.fr</text:a></text:p>
      <text:p text:style-name="P1"/>
      <text:p text:style-name="Subtitle">Jean-Baptiste Camps</text:p>
      <text:p text:style-name="P1"/>
      <text:p text:style-name="P1"/>
      <text:p text:style-name="P1"/>
      <text:p text:style-name="P1"/>
      <text:p text:style-name="P42">Remarque : il faut prendre l’habitude de parler de « double côte » (pour parler des guillemets hauts). </text:p>
      <text:h text:style-name="P95" text:outline-level="1">Du texte brut aux balises</text:h>
      <table:table table:name="Tableau1" table:style-name="Tableau1">
        <table:table-column table:style-name="Tableau1.A"/>
        <table:table-column table:style-name="Tableau1.B"/>
        <table:table-column table:style-name="Tableau1.C"/>
        <table:table-row>
          <table:table-cell table:style-name="Tableau1.A1" office:value-type="string">
            <text:p text:style-name="P47">« <text:span text:style-name="T2">type » de fichier</text:span></text:p>
          </table:table-cell>
          <table:table-cell table:style-name="Tableau1.A1" office:value-type="string">
            <text:p text:style-name="P46">Formats</text:p>
          </table:table-cell>
          <table:table-cell table:style-name="Tableau1.C1" office:value-type="string">
            <text:p text:style-name="P46">usages</text:p>
          </table:table-cell>
        </table:table-row>
        <table:table-row>
          <table:table-cell table:style-name="Tableau1.A2" office:value-type="string">
            <text:p text:style-name="P45">image</text:p>
          </table:table-cell>
          <table:table-cell table:style-name="Tableau1.A2" office:value-type="string">
            <text:p text:style-name="P45">Tiff, jpeg, png, pdf, gif...</text:p>
          </table:table-cell>
          <table:table-cell table:style-name="Tableau1.C2" office:value-type="string">
            <text:p text:style-name="P45">Archiver, lire</text:p>
          </table:table-cell>
        </table:table-row>
        <table:table-row>
          <table:table-cell table:style-name="Tableau1.A2" office:value-type="string">
            <text:p text:style-name="P45">Texte brut</text:p>
          </table:table-cell>
          <table:table-cell table:style-name="Tableau1.A2" office:value-type="string">
            <text:p text:style-name="P48">txt</text:p>
          </table:table-cell>
          <table:table-cell table:style-name="Tableau1.C2" office:value-type="string">
            <text:p text:style-name="P45">Faire des recherches plein texte, traitement automatique de texte (ex : statistiques textuelles, listes de fréquence, etc)</text:p>
          </table:table-cell>
        </table:table-row>
        <table:table-row>
          <table:table-cell table:style-name="Tableau1.A2" office:value-type="string">
            <text:p text:style-name="P45">Traitement de texte</text:p>
          </table:table-cell>
          <table:table-cell table:style-name="Tableau1.A2" office:value-type="string">
            <text:p text:style-name="P49">Doc, docx, odt, </text:p>
          </table:table-cell>
          <table:table-cell table:style-name="Tableau1.C2" office:value-type="string">
            <text:p text:style-name="P49">Éditer pour impression A4.</text:p>
          </table:table-cell>
        </table:table-row>
        <table:table-row>
          <table:table-cell table:style-name="Tableau1.A2" office:value-type="string">
            <text:p text:style-name="P45">Texte balisé</text:p>
          </table:table-cell>
          <table:table-cell table:style-name="Tableau1.A2" office:value-type="string">
            <text:p text:style-name="P51"/>
          </table:table-cell>
          <table:table-cell table:style-name="Tableau1.C2" office:value-type="string">
            <text:p text:style-name="P51"/>
          </table:table-cell>
        </table:table-row>
        <table:table-row>
          <table:table-cell table:style-name="Tableau1.A2" office:value-type="string">
            <text:p text:style-name="P45">Format détachable</text:p>
          </table:table-cell>
          <table:table-cell table:style-name="Tableau1.A2" office:value-type="string">
            <text:p text:style-name="P50">Epub</text:p>
          </table:table-cell>
          <table:table-cell table:style-name="Tableau1.C2" office:value-type="string">
            <text:p text:style-name="P50">Aucun</text:p>
          </table:table-cell>
        </table:table-row>
      </table:table>
      <text:p text:style-name="P2"/>
      <text:p text:style-name="P2">Images : formats non-compressé (TIFF, JPEG2000, RAW) et formats compressés (PNG, JPEG, …)</text:p>
      <text:p text:style-name="P2">On peut considérer qu’une image est un texte puisqu’on peut la lire. </text:p>
      <text:p text:style-name="P2">Le texte brut correspond au texte sans mise en forme.</text:p>
      <text:p text:style-name="P3">Dans le format docx, X correspond à XML. Docx est un format ouvert, et éditable.</text:p>
      <text:p text:style-name="P3">Le traitement de texte propose une vision du texte très limité puisqu’elle est toujours destinée à l’impression (segmenté en pages). <text:span text:style-name="T3">Pour LATEX, l’objectif est le même. </text:span></text:p>
      <text:p text:style-name="P3"/>
      <text:p text:style-name="P4">=&gt; il y a 2 opposition principales pour le texte : </text:p>
      <text:p text:style-name="P4">image/texte ; texte ….</text:p>
      <text:p text:style-name="P4"/>
      <text:p text:style-name="P4"><text:a xlink:type="simple" xlink:href="http://corpus.enc.sorbonne.fr/cours/m2/apollinaire/" text:style-name="Internet_20_link" text:visited-style-name="Visited_20_Internet_20_Link">http://corpus.enc.sorbonne.fr/cours/m2/apollinaire/</text:a></text:p>
      <text:p text:style-name="P4"/>
      <text:p text:style-name="P4">text1 : édition imitative avec problème d’encodage (utf-8) dont l’édition est imitative (avec pour unité la page). Par rapport au PDF, on perd beaucoup d’information. </text:p>
      <text:p text:style-name="P4">text 2 : édition correctement encodé, avec pour unité le paragraphe.</text:p>
      <text:p text:style-name="P4"/>
      <text:p text:style-name="P5">Remarque : quand on ouvre les fichiers dans un éditeur de texte et non pas dans le navigateur, les diacritiques s’affichent sans problème : le problème ne vient donc pas de l’encodage du texte, mais de l’interprétation du fichier par le navigateur. D’où l’importance d’ouvrir du texte brut dans un traitement de texte ou un éditeur de texte, et non pas dans Mozilla ou Chrome. </text:p>
      <text:p text:style-name="P5"/>
      <text:p text:style-name="P6"><text:soft-page-break/>0 ou 1 = un bit. (pour calculer le nombre de combinaisons possibles sur des chaînes, on mets 2 avec une puissance le nombre de bits dans le jeu de bits). </text:p>
      <text:p text:style-name="P6"><text:span text:style-name="T6">USASCII</text:span> : premier jeu de caractères composé de 7 bits (2<text:span text:style-name="T4">7</text:span>= 128)</text:p>
      <text:p text:style-name="P6"><text:span text:style-name="T6">ISO 8859-1</text:span> (Latin 1) = codé sur 1 octet (8 bits) : (2<text:span text:style-name="T4">8</text:span>=256) : pour ajouter les accents. En latin 1 on peut récupérer les caractères nécessaires.</text:p>
      <text:p text:style-name="P7"><text:span text:style-name="T6">UNICODE</text:span> <text:span text:style-name="T5">(UTF-8)</text:span> : codé sur des séquences de 4 octets (32 bits) : (2<text:span text:style-name="T4">32</text:span>=…). Volonté cependant de conserver une correspondance rétroactive des formats d’encodage des caractères. </text:p>
      <text:p text:style-name="P7"/>
      <text:p text:style-name="P7">Avec la pratique on peut facilement reconnaître l’erreur d’interprétation des caractères d’un traitement de texte ou d’un navigateur, en fonction des types d’erreur d’interprétation. <text:span text:style-name="T5">Par exemple la segmentation des séquences peut ne pas être bonne et au lieu d’interpréter un seul caractère, le traitement de texte en interprète deux. UNICODE s’est imposé très récemment dans les navigateurs web. </text:span></text:p>
      <text:p text:style-name="P7"/>
      <text:p text:style-name="P8">Pour modifier le format d’encodage, on peut faire plusieurs choses, par exemple copier-coller le texte dans Komodo ou un autre traitement de texte qui modifie automatiquement le format. Quand on a beaucoup de texte, on peut faire une modification de format d’encodage de masse en passant par le terminal (iconv). </text:p>
      <text:p text:style-name="P8"/>
      <text:p text:style-name="P9">Dans la mesure où docx ou odt sont des formats compressé<text:span text:style-name="T8">s</text:span> à destination d’applications spécifiques, on ne peut pas l’ouvrir dans un éditeur de texte brut. Si on veut le faire, il faut décompresser le fichier docx qui contient, entre autre, un fichier en texte brut <text:span text:style-name="T7">(notamment du xml ou txt)</text:span>.</text:p>
      <text:p text:style-name="P9"/>
      <text:p text:style-name="P12">Manipulation : ouvrir text1 dans Libreoffice : on se rend compte que Libreoffice lit automatiquement de l’UTF-8 (comme text1 est en ISO il y a des erreurs d’affichage), et il inscrit le texte dans le contexte d’une page, avec des marges, une police, une taille de police, etc. Ce n’est plus du texte brut : on est obligé de passer en ODF/ODT pour l’enregistrer avec les nouvelles informations de mises en pages. → DONC il ne faut surtout éditer du texte brut dans le traitement de texte. </text:p>
      <text:p text:style-name="P10"/>
      <text:p text:style-name="P13">Le texte brut c’est une chaîne de caractères (« bonjour » ≠ « Bonjour » ≠ « BONJOUR » → ce ne sont pas les mêmes chaines)</text:p>
      <text:p text:style-name="P14">Le texte enrichi (fancy text) c’est le texte qui vient du traitement de texte : il est mis en forme. Dans le traitement, la casse c’est un attribut du caractère, alors que ça ne l’est pas dans le texte brut. </text:p>
      <text:p text:style-name="P11"/>
      <text:p text:style-name="P15">L’utilisation des regex dans l’éditeur de texte permet de nettoyer la mise en page très rapidement. On perd tout de même de l’information éditoriale (mise en page, pagination, etc) ; mais XML permet de maintenir ces deux aspects ensemble : la clarté du texte brut et les éléments de mise en page et d’édition. </text:p>
      <text:p text:style-name="P15"/>
      <text:h text:style-name="Heading_20_1" text:outline-level="1">[Manque 10 minutes du cours du 18/10/2017]</text:h>
      <text:p text:style-name="P16"/>
      <text:p text:style-name="P16">Manip sur l’invite de commande. Métadonnées de fichier avec file (--help permet d’avoir des informations sur comment l’utiliser).</text:p>
      <text:p text:style-name="P17">Type MIME : quelque chose auquel on peut accéder grâce au terminal. →<text:span text:style-name="T9"> https://fr.wikipedia.org/wiki/Type_MIME</text:span></text:p>
      <text:p text:style-name="P16"/>
      <text:p text:style-name="P18">Une commande pour le terminal → iconv : permet de modifier les formats d’encodage de plusieurs fichiers pour ne pas avoir à passer par des éditeurs. (avec des boucles)</text:p>
      <text:p text:style-name="P18"><text:soft-page-break/>Remarque sur ATOM : c’est un super éditeur de texte qui fait par défaut de l’UTF-8, et qui donc n’interprète pas correctement les caractères. Selon Jolivet, c’est pas si mal parce qu’au moins on ne peut pas ne pas se rendre compte qu’on est pas en UTF-8. </text:p>
      <text:p text:style-name="P18">Pour convertir un fichier en UTF-8 dans ATOM. On fait Edit → Select Encoding → Autodetect ou choisir le format → on copie-colle le fichier <text:span text:style-name="T10">dans un nouveau fichier. </text:span></text:p>
      <text:p text:style-name="P18"/>
      <text:p text:style-name="P19">Quelques expressions régulières : (toujours préciser qu’on cherche des expressions régulières auprès de l’outil de recherche)</text:p>
      <text:p text:style-name="P19"/>
      <text:p text:style-name="P19">\n : nouvelle ligne</text:p>
      <text:p text:style-name="P20">\n^$ : pour cibler les lignes vides (un saut de ligne précédant un début de ligne et une fin de ligne. </text:p>
      <text:p text:style-name="P20"/>
      <text:p text:style-name="P21">Les classes permettent de représenter des séries de caractères : par exemple « toutes les minuscules ». Les classes sont exprimées entre []. → [ab] → une classe de caractères (on cherchera tous les a et tous les b).</text:p>
      <text:p text:style-name="P21">[a-z] : pour créer un intervalle et ne pas avoir à taper abcdefghijklmnopqrstuvwxyz. Mais a-z n’inclue pas les accents, il faut contre compléter la classe avec les accents. Certaines classes sont déjà définies pour représenter absolument tous les caractères ; mais on verra ça plus tard. Cette recherche est sensible à la casse (on peut activer ou pas le « casse sensitive »). </text:p>
      <text:p text:style-name="P22">Plutôt que de cibler toutes les minuscules et les signes diacritiques, on peut plutôt chercher « tout ce qui n’est pas une majuscule ». </text:p>
      <text:p text:style-name="P22">→<text:span text:style-name="T11"> [^A-Z]→ le préfixe ^ ici exprime « ce qui n’est pas ». </text:span></text:p>
      <text:p text:style-name="P22"/>
      <text:p text:style-name="P23">Les captures sont des éléments que l’on veut conserver lors du remplacement → dans \n^([^A-Z]) ce qui est entre parenthèse ne sera pas remplacé par une espace. <text:span text:style-name="T12">On met « $1 » dans la barre « remplacer » pour répéter la capture. On peut avoir des regex avec plein de captures imbriquées. Etc. </text:span></text:p>
      <text:p text:style-name="P23"/>
      <text:p text:style-name="P24">Il vaut mieux faire des corrections en série, pas à pas et ne pas faire tout en même temps. </text:p>
      <text:p text:style-name="P24"/>
      <text:p text:style-name="P25">Il y a une partie des corrections qu’on ne peut pas faire de manière automatique et qu’on doit faire manuellement. Même si on peut toujours trouver des solutions en fonction du texte qui est traité. Exemple : ici on a fait à la main la suppression des sauts de lignes avant des majuscules qui n’étaient pas des débuts de phrase. Mais on aurait pu, puisque la ponctuation est correcte ici, cibler les majuscules qui ne sont pas précédées d’un point puis d’un saut de ligne. </text:p>
      <text:p text:style-name="P25"/>
      <text:p text:style-name="P25">Remarque sur les saut de ligne : la toute dernière ligne ne finit pas sur une fin de ligne ($) mais sur une « fin de document » qui ne s’exprime pas de la même manière. </text:p>
      <text:p text:style-name="P25"/>
      <text:p text:style-name="P25">. : n’importe quel caractères</text:p>
      <text:p text:style-name="P25">* : autant de fois entre 0 et n</text:p>
      <text:p text:style-name="P25">→ éviter d’utiliser .* puisqu’il revient à chercher « tout et n’importe quoi ».</text:p>
      <text:p text:style-name="P25"/>
      <text:p text:style-name="P25"/>
      <text:p text:style-name="P25">«<text:span text:style-name="T13">[^»]+» : pour chercher toutes les citations dans un texte : tous les guillemets ouvrants suivis de tout ce qui n’est pas un guillemet fermant au moins une fois avant que n’arrive un guillemet fermant. <text:s/>(+ est un quantificateur qui dit « 1 à n fois » (≠ * qui dit « 0 à n fois »)). </text:span></text:p>
      <text:p text:style-name="P25"/>
      <text:h text:style-name="Heading_20_2" text:outline-level="2">Remarques sur les expressions régulières : </text:h>
      <text:p text:style-name="P26">(cf diapo)</text:p>
      <text:p text:style-name="P27"><text:soft-page-break/>| ce caractère s’appelle un « pipe » (dans les regex ou ailleurs). → permet de marquer une alternative. </text:p>
      <text:p text:style-name="P27"/>
      <text:p text:style-name="P27"><text:s/>« <text:span text:style-name="T14">[de]|[da] » → de ou da. Une manière plus robuste de l’exprimer, c’est « d[ae] »</text:span></text:p>
      <text:p text:style-name="P27"/>
      <text:p text:style-name="P28">{n} permet de préciser de nombre d’occurence (plus précisement que ? + ou *). Exemple d’usage : [0-9]{4} : toutes les séries de 4 chiffres. <text:span text:style-name="T15">Bien sûr, comme dans toutes les autres cas il faut une expertise sur son document pour savoir s’il contient bien des dates qui correspondent à ce format (on pourrait avoir avec dates à 3 chiffres, ou bien pour lesquelles il faut aussi préciser av/ap JC, ou <text:s/>la dynatsite, blablabla). </text:span></text:p>
      <text:p text:style-name="P28"/>
      <text:p text:style-name="P30">Markdown est une sorte d’écrite conventionnelle avec des balise très légère qui permet notamment d’exprimer les paragraphes. Mais Jolivet fait remarquer que la manière dont on marque les paragraphe est tout à fait arbitraire (on peut se contenter de laisser une ligne vide entre les paragraphes, comme on le ferait en L<text:span text:style-name="T16">a</text:span>T<text:span text:style-name="T16">eX</text:span>). </text:p>
      <text:p text:style-name="P30"/>
      <text:p text:style-name="P31">Le texte brut est tout <text:s/>à dénué d’information sémantiques : on n’a pas d’info sur les titre, les paginations, etc. </text:p>
      <text:p text:style-name="P31"/>
      <text:p text:style-name="P32">Il existe énormément de balises : </text:p>
      <text:p text:style-name="P32">LaTeX ; wikicode ; DocBook (XML dédié aux livres) ; HTML5 ; XML ; TEI ; … → autant de manières de rendre différemment l’italique. <text:span text:style-name="T17">Il y a une tension entre l’information sémantique et l’information éditoriale (rendu) dans ces balises. Il y a d’autres balises qui peuvent permettre d’avoir le même rendu, mais en ajoutant aussi des informations sémantiques (la langue, etc). </text:span></text:p>
      <text:p text:style-name="P33">Il y a des familles de langages qui partagent des principes sur la manière d’inscrire les balises. (ex &lt;balise&gt;&lt;/balise&gt; ou bien ‘’texte’’ ou bien \emph{…} → autant de manière de former la syntaxe des balises elles-mêmes. →<text:span text:style-name="T18"> besoin de conventions sur la manière d’inscrire des balises pour meilleure compatibilité. XML ce n’est pas un nom de balise mais une manière spécifique d’inscrire les balises dans le texte. A l’intérieur d’XML il y a donc des grammaires pour les balises elles-mêmes, qui sont basées sur le syntaxes d’XML (TEI, EAD, DocBook, etc ). </text:span></text:p>
      <text:p text:style-name="P33"/>
      <text:p text:style-name="P34">PARSEUR : interpréteur de balise. </text:p>
      <text:p text:style-name="P28"/>
      <text:p text:style-name="P29">A lire : </text:p>
      <text:p text:style-name="P29"><text:a xlink:type="simple" xlink:href="https://fr.wikipedia.org/wiki/Texte_brut" text:style-name="Internet_20_link" text:visited-style-name="Visited_20_Internet_20_Link">https://fr.wikipedia.org/wiki/Texte_brut</text:a></text:p>
      <text:p text:style-name="P29"><text:a xlink:type="simple" xlink:href="https://fr.wikipedia.org/wiki/Type_MIME" text:style-name="Internet_20_link" text:visited-style-name="Visited_20_Internet_20_Link">https://fr.wikipedia.org/wiki/Type_MIME</text:a></text:p>
      <text:p text:style-name="P29"><text:a xlink:type="simple" xlink:href="https://fr.wikipedia.org/wiki/Markdown" text:style-name="Internet_20_link" text:visited-style-name="Visited_20_Internet_20_Link">https://fr.wikipedia.org/wiki/Markdown</text:a></text:p>
      <text:p text:style-name="P29"><text:a xlink:type="simple" xlink:href="https://fr.wikipedia.org/wiki/Expression_rationnelle" text:style-name="Internet_20_link" text:visited-style-name="Visited_20_Internet_20_Link">https://fr.wikipedia.org/wiki/Expression_rationnelle</text:a></text:p>
      <text:p text:style-name="P36"/>
      <text:p text:style-name="P36"/>
      <text:p text:style-name="P35">Comprendre la différence entre HTML et XML</text:p>
      <text:p text:style-name="P35">HTML est plus permissif que XML, puisqu’on peut notamment y avoir des éléments vides, alors qu’en XML un élément ouvert doit nécessairement être fermé. Par ailleurs HTML est interprété par le web, alors qu’un navigateur ne sait pas interpréter des balises XML sans « traduction ».</text:p>
      <text:p text:style-name="P35"/>
      <text:p text:style-name="P37">XML implique automatiquement qu’on ait des container associé à des niveaux, alors qu’en HTML on peut le faire mais c’est pas obligatoire. </text:p>
      <text:p text:style-name="P37"/>
      <text:p text:style-name="P37">Quand on compare le fichier html et le xml sur Apollinaire → le HTML a des métadonnées (parce qu’on en a absolument besoin dans le contexte du web), alors qu’il n’y en a pas besoin avec le XML DocBook dont la finalité est l’édition papier. </text:p>
      <text:p text:style-name="P38"><text:soft-page-break/>Dans le fichier LATEX il y a des sortes de métadonnées, mais elles sont uniquement destinées à la mise en page au moment de la compilation. </text:p>
      <text:p text:style-name="P38"/>
      <text:h text:style-name="P96" text:outline-level="1">XML</text:h>
      <text:p text:style-name="P39">Markeup : balise</text:p>
      <text:p text:style-name="P39">eXtensible : idée qu’on peut mélanger dans un même document plusieurs versions d’XML (c’est-à-dire mettre de l’EAD, de la TEI, etc, dans un même document). <text:span text:style-name="T19">Ca implique de préfixer chaque balise. </text:span><text:s/></text:p>
      <text:p text:style-name="P39"/>
      <text:p text:style-name="P43">La structure d’un document XML est définie et validable par un <text:span text:style-name="T6">schéma</text:span><text:span text:style-name="T20">. </text:span></text:p>
      <text:p text:style-name="P41">Attention, contrairement à ce qu’on pense, XML n’est pas interopérable. </text:p>
      <text:p text:style-name="P40"/>
      <text:h text:style-name="Heading_20_2" text:outline-level="2">Structurer un document</text:h>
      <text:p text:style-name="P52">Il y a toujours un élément « root » qui contient tout le texte. <text:span text:style-name="T21">cf. Exemple d’arborescence.odt.</text:span></text:p>
      <text:p text:style-name="P54">NB : la représentation DOM sont très utiles pour comprendre plus tard l’articulation d’XSLT. <text:span text:style-name="T26">(DOM : Document Object Model)</text:span></text:p>
      <text:p text:style-name="P53">Quand on est en UTF-8 on peut se permettre de mettre des signes diacritiques dans les balises, tout en sachant que les balise méta, meta, Meta, META (etc) ne seront pas les mêmes. Par contre c’est pas forcément conseillé.</text:p>
      <text:p text:style-name="P55">Un attribut est nécessairement une paire : clef + valeur. <text:span text:style-name="T22">Séparées d’un =, et la valeur est balisée entre deux double-cote ("…"). La valeur est toujours dans la balise ouvrante. </text:span></text:p>
      <text:p text:style-name="P56">Dans oxygen : ctrl+i : permet de faire une i<text:span text:style-name="T23">n</text:span>dentation automatique. </text:p>
      <text:p text:style-name="P56"/>
      <text:h text:style-name="Heading_20_2" text:outline-level="2">Schéma</text:h>
      <text:p text:style-name="P57">Spécifier un modèle documentaire. <text:span text:style-name="T24">Permet de définir le contenu des éléments, mais aussi leur ordonnancement. </text:span></text:p>
      <text:p text:style-name="P58">PCDATA : pour signaler du caractère. Signifie « Parse Character Data ». </text:p>
      <text:p text:style-name="P58"/>
      <text:p text:style-name="P58">→<text:span text:style-name="T25"> éléments essentiels pour les fichiers XML : </text:span></text:p>
      <text:p text:style-name="P76">- <text:span text:style-name="T25">conformité (respect des règles XML)</text:span></text:p>
      <text:p text:style-name="P76">- <text:span text:style-name="T25">validité (respect du schéma).</text:span></text:p>
      <text:p text:style-name="P59">Le schéma peut être exprimé en plusieurs formats : DTD (pas du XML), ODD (très lié à la TEI), Relax_NG (langage XML). </text:p>
      <text:p text:style-name="P59"/>
      <text:p text:style-name="P60"><text:soft-page-break/>Le schéma est le moment où on nomme les balises. Il permet de mettre des bornes, des limites et des règles à la syntaxe voulu de balisage. Le schéma inclut toujours une documentation (mais que veut-il dire par là?). </text:p>
      <text:p text:style-name="P60"/>
      <text:h text:style-name="Heading_20_3" text:outline-level="3">X<text:span text:style-name="T27">P</text:span>ath :</text:h>
      <text:p text:style-name="P62"><text:a xlink:type="simple" xlink:href="https://fr.wikipedia.org/wiki/XPath" text:style-name="Internet_20_link" text:visited-style-name="Visited_20_Internet_20_Link">https://fr.wikipedia.org/wiki/XPath</text:a></text:p>
      <text:p text:style-name="P61">→ permet de parcourir le DOM et de localiser des éléments, <text:span text:style-name="T27">d’extraire des informations, etc. XPath permet notamment de faire beaucoup de choses sans avoir à utiliser de script. </text:span></text:p>
      <text:p text:style-name="P61"/>
      <text:h text:style-name="Heading_20_3" text:outline-level="3">Documentation sur la DTD : </text:h>
      <text:p text:style-name="P63"><text:a xlink:type="simple" xlink:href="http://edutechwiki.unige.ch/fr/Tutoriel_DTD#D.C3.A9claration_d.E2.80.99attributs" text:style-name="Internet_20_link" text:visited-style-name="Visited_20_Internet_20_Link">http://edutechwiki.unige.ch/fr/Tutoriel_DTD#D.C3.A9claration_d.E2.80.99attributs</text:a></text:p>
      <text:p text:style-name="P63"><text:a xlink:type="simple" xlink:href="http://edutechwiki.unige.ch/fr/Tutoriel_DTD#Syntaxe_de_la_d.C3.A9finition_d.E2.80.99un_.C3.A9l.C3.A9ment" text:style-name="Internet_20_link" text:visited-style-name="Visited_20_Internet_20_Link">http://edutechwiki.unige.ch/fr/Tutoriel_DTD#Syntaxe_de_la_d.C3.A9finition_d.E2.80.99un_.C3.A9l.C3.A9ment</text:a></text:p>
      <text:p text:style-name="P63"/>
      <text:p text:style-name="P64">syntaxe d’intégration de la DTD dans le fichier : </text:p>
      <text:p text:style-name="P64">&lt;!DOCTYPE piece [</text:p>
      <text:p text:style-name="P64"><text:tab/>&lt;!ELEMENT piece (titre, acte+)&gt;</text:p>
      <text:p text:style-name="P64"><text:tab/>&lt;!ELEMENT acte (titre, scene+)&gt;</text:p>
      <text:p text:style-name="P64">]<text:span text:style-name="T30">&gt;</text:span></text:p>
      <text:p text:style-name="P64">→ il y a des règles que l’on peut suivre pour s’assurer que notre DTD et notre fichier XML est « interopérable ». </text:p>
      <text:p text:style-name="P64"/>
      <text:h text:style-name="P96" text:outline-level="1">TEI P5</text:h>
      <text:p text:style-name="P65">TEI précède l’arriver de XML. La TEI P1 n’est pas de XML ; fondé par Lou Bernard (qui vient souvent à l’Ecole) et Michael Sperberg-McQueen. On peut aussi parler de Sebastian Ratz. En fait c’est qu’à partir de la TEI P4 qu’on a de l’XML. </text:p>
      <text:p text:style-name="P65">cf. diapo pour historique des versions de TEI ; et site du consortium TEI. </text:p>
      <text:p text:style-name="P66">La TEI n’est pas un schéma mais un réservoir d’éléments pour former notre schéma. La TEI contient 600 éléments, avec des mécaniques combinatoires. C’est beaucoup trop pour pouvoir être conforme réellement. </text:p>
      <text:p text:style-name="P66">On utilise la définition que le consortium donne de la TEI P5 ; mais il faut nous même redéfinir l’articulation entre les éléments. <text:span text:style-name="T29">TEI (All)</text:span><text:span text:style-name="T28"> (quand on utilise le schéma de la TEI P5) combiné avec notre propre schéma : une bonne manière de valider le fichier. </text:span></text:p>
      <text:p text:style-name="P66"/>
      <text:h text:style-name="Heading_20_2" text:outline-level="2"><text:soft-page-break/>Guidelines</text:h>
      <text:p text:style-name="P67">4 modules obligatoires : </text:p>
      <text:p text:style-name="P77">- tei (définition des classes, macros et types de données)</text:p>
      <text:p text:style-name="P77">- textstructure (éléments de base pour structurer un texte de type livre)</text:p>
      <text:p text:style-name="P77">- core (éléments disponibles dans tous les documents TEI)</text:p>
      <text:p text:style-name="P77">- header (les métadonnées qui doivent être contenues dans le document)</text:p>
      <text:p text:style-name="P67">+ de 569 éléments</text:p>
      <text:p text:style-name="P67">→ l’intérêt de tout ça, c’est la pérennité du format. </text:p>
      <text:p text:style-name="P67"/>
      <text:p text:style-name="P67">Remarque : TEI All n’est pas un schéma à proprement parler, mais plutôt un framework, utile à la conception de son propre schéma. </text:p>
      <text:p text:style-name="P68"><text:a xlink:type="simple" xlink:href="http://www.tei-c.org/Guidelines/P5/" text:style-name="Internet_20_link" text:visited-style-name="Visited_20_Internet_20_Link">http://www.tei-c.org/Guidelines/P5/</text:a> </text:p>
      <text:p text:style-name="P64"/>
      <text:h text:style-name="Heading_20_1" text:outline-level="1">Retour sur l’exercice sur le Misanthrope</text:h>
      <text:p text:style-name="P69">Remarque sur l’encodage du document initial : c’est un format mark down (d’où l’extension .md). Exemple de balisage : tabulations, **, ## et ###, etc. Jolivet conseille fortement de se renseigner sur mark down parce que c’est très très utilisé notamment pour la documentation en ligne.</text:p>
      <text:p text:style-name="P69">Aaron Schwartz. </text:p>
      <text:p text:style-name="P69">L’idée de MarkDown c’était d’avoir un balisage très léger. Il est très utile, puisqu’on peut aussi mettre en page l’intégration d’un morceau de code (on spécifie alors le lgge d’encodage et on peut avoir une coloration syntaxique par exemple). → c’est pour ça que c’est utile pour la création de <text:span text:style-name="T31">fichiers de documentation.</text:span></text:p>
      <text:p text:style-name="P69">Les espaces font partie du balisage : deux espace en fin de ligne, c’est un saut de ligne. Du coup c’est important de comprendre comment est encoder le texte pour pouvoir faire des expressions régulières… </text:p>
      <text:p text:style-name="P69">→<text:span text:style-name="T31"> chercher de la doc et essayer de pratiquer MarkDown. </text:span></text:p>
      <text:p text:style-name="P70"><text:a xlink:type="simple" xlink:href="https://fr.wikipedia.org/wiki/Markdown" text:style-name="Internet_20_link" text:visited-style-name="Visited_20_Internet_20_Link">https://fr.wikipedia.org/wiki/Markdown</text:a></text:p>
      <text:p text:style-name="P70">Bien entendu, MarkDown ne suffit pas puisque avec TEI on peut ajouter des éléments sémantiques.</text:p>
      <text:p text:style-name="P70"/>
      <text:p text:style-name="P71"><text:span text:style-name="T32">Matcher les vers : tout ce qui ne commence pas par <text:s/># → ^[^# ] → mais ça donne seulement le début de la ligne. Et certains vers restent à l’écart qu’on traitera un par un parce qu’ils sont particuliers → </text:span><text:span text:style-name="T33">^[^ #\n][^\n]+ </text:span><text:span text:style-name="T32"><text:s/>(tout ce qui ne comme pas par un # et qui n’est pas suivi par un saut de ligne plusieurs fois. </text:span></text:p>
      <text:p text:style-name="P72"><text:soft-page-break/>En début de ligne : tout ce qui n’est pas une espace, un dièse ou un saut de ligne ; puis qui n’est pas suivi d’un saut de ligne, plusieurs fois, jusqu’à ce qu’il y est un saut de ligne. (le + incrémente). </text:p>
      <text:p text:style-name="P72">Pour le mettre entre les balises : on a besoin d’une <text:span text:style-name="T6">capture</text:span>. </text:p>
      <text:p text:style-name="P72">Le ver est contenu dans [^ #\n][^\n]+ → donc on le met entre () pour le capturer. </text:p>
      <text:p text:style-name="P72">Pour y faire référence dans le champs de remplacement : on met $1.</text:p>
      <text:p text:style-name="P72">Le 1 fait référence à la première parenthèse ouverte. On peut avoir des captures enchâssées ou plusieurs captures dans une même expression régulière. </text:p>
      <text:p text:style-name="P72">Remarque : dans une expression régulière, la parenthèse n’est pas interprétée : elle sert seulement à faire une capture. </text:p>
      <text:p text:style-name="P72"/>
      <text:p text:style-name="P73">Mise en garde : les expressions régulières c’est vraiment cool, mais il faut faire attention avec xml parce qu’on a vite fait de casser le texte si on ferme mal les balises.</text:p>
      <text:p text:style-name="P73"/>
      <text:p text:style-name="P73">Baliser les tours de paroles : </text:p>
      <text:p text:style-name="P73">^ +[A-Z]{2}[^\n]+</text:p>
      <text:p text:style-name="P73">En début de ligne, plusieurs espaces suivis de 2 majuscules (on dit pas « plusieurs majuscules » parce que s’il y a des <text:s/>accents ça va pas marcher. 2 majuscules pour ne pas tomber sur les débuts de vers.) puis tout ce qui suit et qui n’est pas un saut de ligne. → une expression plus robuste que ^ +[A-Z]+</text:p>
      <text:p text:style-name="P74">Ensuite, il y a une partie qu’on remplace sans utiliser les expressions régulières ; soit en repérant des balises, soit en tapant directement les balises.</text:p>
      <text:p text:style-name="P75">Regarder la documentation sur la <text:span text:style-name="T6">Dublin Core</text:span> : </text:p>
      <text:p text:style-name="P75"><text:tab/>exercice : implémenter une TEI dans laquelle il y a des éléments qui trouve aussi à s’implémenter en Dublin Core (cf son mail). </text:p>
      <text:p text:style-name="P75"/>
      <text:p text:style-name="P74"/>
      <text:p text:style-name="P74"/>
      <text:p text:style-name="P78">Mise en page du texte : toujours avec la balise &lt;hi&gt; (avec des attributs rend=’’’’) → une seule balise parce que xml n’a pas vocation à interpréter la signification de l’italique, par exemple, en fonction des cas. </text:p>
      <text:p text:style-name="P78"/>
      <text:p text:style-name="P78"/>
      <text:p text:style-name="P78"/>
      <text:p text:style-name="P94">OAI-PMH : un protocole de moissonnage de méta-données qui implique que les métadonnées sont normalisées pour qu’elles puissent être utilisées pour générer des catalogues, etc. Derrière OAI-PMH, il y a Dublin Core. </text:p>
      <text:p text:style-name="P79"/>
      <text:p text:style-name="P80">IDRef : référentiel du SUDOC avec les notices d’autorités. Possible aussi de consulter datanbf. </text:p>
      <text:p text:style-name="P80"/>
      <text:h text:style-name="Heading_20_3" text:outline-level="3">Corrigé de l’implémentation des éléments du Header par rapport aux éléments Dublin Core.</text:h>
      <text:p text:style-name="P81">Flat is better than nested : </text:p>
      <text:p text:style-name="P81">dc:title <text:tab/>/TEI/teiHeader/fileDesc/titleStmt/title</text:p>
      <text:p text:style-name="P82"><text:span text:style-name="T34">dc:author <text:tab/>/TEI/ teiHeader/fileDesc/titleStmt/author/@key</text:span></text:p>
      <text:p text:style-name="P81">dc:contributor</text:p>
      <text:p text:style-name="P82"><text:span text:style-name="T34"><text:tab/><text:tab/>/TEI/teiHeader/fileDesc/titleStmt/editor/@key</text:span></text:p>
      <text:p text:style-name="P83"><text:tab/><text:tab/><text:span text:style-name="T34">/TEI/teiHeader/fileDesc/titleStmt/principal/@key</text:span></text:p>
      <text:p text:style-name="P84">dc:date</text:p>
      <text:p text:style-name="P84"><text:tab/><text:tab/>/TEI/teiHeader/profileDesc/cre<text:span text:style-name="T36">ation/date/</text:span><text:span text:style-name="T37">@</text:span><text:span text:style-name="T36">when</text:span></text:p>
      <text:p text:style-name="P88">(dans Oxygen on peut retrouver ces chemins avec une fonctionnalité rattachée à xPath (on voit xPath plus tard dans le cours). </text:p>
      <text:p text:style-name="P84">→<text:span text:style-name="T35"> il y a de nombreuses manières d’entrer les informations, tout en étant juste. Mais il faut toujours se poser la question de l’information qu’on encode. </text:span></text:p>
      <text:p text:style-name="P84"/>
      <text:p text:style-name="P85">Règles de nommages : </text:p>
      <text:p text:style-name="P85">Stmt, Desc, Dec : ces suffixes ont des raisons. Stmt implique un dévloppement de l’élément. Desc implique généralement une documentation textuelle. Dec …. (lire la page de la guideline là-dessus). </text:p>
      <text:p text:style-name="P86">Jolivet propose un autre teiHeader à minima, qui inclut une compatibilité avec OAI-PMH (il y a plus déléments que seulement dans le teiHeader minimum demandé par TEI). Dans tous les cas on ne peut pas s’en contenter, il faudra ajouter d’autre éléments pour avoir des MD complètes. </text:p>
      <text:p text:style-name="P87">Il faut toujours s’interroger sur où on met les MD, comment on normalise les valeurs, etc. </text:p>
      <text:p text:style-name="P87"/>
      <text:p text:style-name="P89">Pour les MD, il faut vraiment être critique vis-à-vis des guidelines. Pour Jolivet TEI propose une documentation… sur des mauvaises pratiques. </text:p>
      <text:p text:style-name="P89"/>
      <text:p text:style-name="P90">Structuration du texte</text:p>
      <text:p text:style-name="P90"><text:soft-page-break/>après le teiHeader, on a généralement un &lt;text&gt;, suivi d’un &lt;front&gt;, suivi d’un &lt;titlePage&gt; (qui est un peu compliqué à utiliser) suivi d’une div avec un paragraphe de l’éditeur qui présente l’édition.</text:p>
      <text:p text:style-name="P90">Enuite un body avec l’édition dans des div.</text:p>
      <text:p text:style-name="P90">Ensuite un back. </text:p>
      <text:p text:style-name="P90"/>
      <text:p text:style-name="P90">TeiCorpus peut être l’élément racine (et pas forcément toujours tei). TeiCorpus est suivi de nœuds tei. C’est surtout utilisé quand on fait des exports de corpus. Il y a des MD à mettre sur le corpus lui-même dans le teiHeader du teiCorpus. </text:p>
      <text:p text:style-name="P90"/>
      <text:p text:style-name="P90">Jolivet met en garde contre les tag abuse !</text:p>
      <text:p text:style-name="P90"/>
      <text:p text:style-name="P91">On peut utiliser les &lt;note&gt; autant qu’on veut mais il faut faire attention parce que d’un point de vue scientifique, décider des différents niveaux de notes, c’est difficile (mieux vaut ne pas aller au-delà que 3 niveaux) ; et d’un point de vue rendu/XSLT c’est difficile de trouver une bonne manière de rendre visuellement les niveaux de notes. + comment numéroter les notes ? Il faut bien réfléchir à la valeur sémantique des notes. Ca vaut le coup d’ajouter type et surtout resp pour rendre compte du contexte de la note (une note de l’auteur, de l’éditeur, etc). Rend peut être utile pour rendre compte de la mise en page du texte, surtout dans le contexte d’une édition imitative. </text:p>
      <text:p text:style-name="P92">TEI permet d’annoter des contenus. Mais on verra sûrement ça avec Camps (avec persname, ou placename par exemple). </text:p>
      <text:p text:style-name="P93">On peut marquer des interventions éditoriales (add, del,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09:07:52.433065904</meta:creation-date>
    <dc:date>2017-11-22T11:28:16.330612879</dc:date>
    <meta:editing-duration>PT7H27M32S</meta:editing-duration>
    <meta:editing-cycles>89</meta:editing-cycles>
    <meta:generator>LibreOffice/5.1.6.2$Linux_X86_64 LibreOffice_project/10m0$Build-2</meta:generator>
    <meta:document-statistic meta:table-count="1" meta:image-count="0" meta:object-count="0" meta:page-count="10" meta:paragraph-count="183" meta:word-count="3491" meta:character-count="20898" meta:non-whitespace-character-count="17483"/>
  </office:meta>
</office:document-meta>
</file>